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fo:margin-top="0in" fo:margin-bottom="0in" loext:contextual-spacing="false" fo:line-height="200%" fo:text-align="center" style:justify-single-word="false" style:page-number="1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200%" fo:text-align="end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Footer">
      <style:paragraph-properties fo:text-align="center" style:justify-single-word="false"/>
      <style:text-properties officeooo:rsid="001e6a3a" officeooo:paragraph-rsid="001e6a3a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BLE OF CONTENTS</text:p>
      <text:p text:style-name="P7">PAGES</text:p>
      <text:p text:style-name="P8">TITLE PAGE <text:tab/><text:tab/><text:tab/><text:tab/><text:tab/><text:tab/><text:tab/><text:tab/><text:tab/><text:tab/> <text:s text:c="9"/>i</text:p>
      <text:p text:style-name="P8">APPROVAL PAGE <text:tab/><text:tab/><text:tab/><text:tab/><text:tab/><text:tab/><text:tab/><text:tab/><text:tab/><text:tab/> <text:s text:c="8"/>ii</text:p>
      <text:p text:style-name="P8">BIOGRAPHICAL SKETCH <text:tab/><text:tab/><text:tab/><text:tab/><text:tab/><text:tab/><text:tab/><text:tab/> <text:s text:c="7"/>iii</text:p>
      <text:p text:style-name="P8">ACKNOWLEDGEMENT <text:tab/><text:tab/><text:tab/><text:tab/><text:tab/><text:tab/><text:tab/><text:tab/><text:tab/> <text:s text:c="7"/>iv</text:p>
      <text:p text:style-name="P8">TABLE OF CONTENTS <text:tab/><text:tab/><text:tab/><text:tab/><text:tab/><text:tab/><text:tab/><text:tab/><text:tab/> <text:s text:c="8"/>v</text:p>
      <text:p text:style-name="P8">LIST OF TABLES <text:tab/><text:tab/><text:tab/><text:tab/><text:tab/><text:tab/><text:tab/><text:tab/><text:tab/><text:tab/> <text:s text:c="7"/>vi</text:p>
      <text:p text:style-name="P8">LIST OF FIGURES <text:tab/><text:tab/><text:tab/><text:tab/><text:tab/><text:tab/><text:tab/><text:tab/><text:tab/><text:tab/> <text:s text:c="6"/>vii </text:p>
      <text:p text:style-name="P8">ABSTRACT <text:tab/><text:tab/><text:tab/><text:tab/><text:tab/><text:tab/><text:tab/><text:tab/><text:tab/><text:tab/><text:tab/> <text:s text:c="5"/>viii</text:p>
      <text:p text:style-name="P4">INTRODUCTION<text:tab/><text:tab/><text:tab/><text:tab/><text:tab/><text:tab/><text:tab/><text:tab/><text:tab/><text:tab/> <text:s text:c="6"/>1</text:p>
      <text:p text:style-name="P5">Background of the Study <text:tab/><text:tab/><text:tab/><text:tab/><text:tab/><text:tab/><text:tab/><text:tab/> <text:s text:c="6"/>1</text:p>
      <text:p text:style-name="P5">Significance of the Study<text:tab/><text:tab/><text:tab/><text:tab/><text:tab/><text:tab/><text:tab/><text:tab/> <text:s text:c="6"/>1</text:p>
      <text:p text:style-name="P5">Objective of the Study<text:tab/><text:tab/><text:tab/><text:tab/><text:tab/><text:tab/><text:tab/><text:tab/> <text:s text:c="6"/>1</text:p>
      <text:p text:style-name="P5">Scope and Limitations of the Study<text:tab/><text:tab/><text:tab/><text:tab/><text:tab/><text:tab/><text:tab/> <text:s text:c="6"/>2</text:p>
      <text:p text:style-name="P3"/>
      <text:p text:style-name="P4">REVIEW OF RELATED LITERATURE<text:tab/><text:tab/><text:tab/><text:tab/><text:tab/><text:tab/><text:tab/> <text:s text:c="6"/>3</text:p>
      <text:p text:style-name="P5">Sentence Similarity Analysis<text:tab/><text:tab/><text:tab/><text:tab/><text:tab/><text:tab/><text:tab/> <text:s text:c="4"/><text:tab/> <text:s text:c="6"/>3</text:p>
      <text:p text:style-name="P5">Web Crawler<text:tab/><text:tab/><text:tab/><text:tab/><text:tab/><text:tab/><text:tab/><text:tab/><text:tab/><text:tab/> <text:s text:c="6"/>5</text:p>
      <text:p text:style-name="P5">Python and Android<text:tab/><text:tab/><text:tab/><text:tab/><text:tab/><text:tab/><text:tab/><text:tab/><text:tab/> <text:s text:c="6"/>6</text:p>
      <text:p text:style-name="P5">Hidden Markov Models<text:tab/><text:tab/><text:tab/><text:tab/><text:tab/><text:tab/><text:tab/><text:tab/> <text:s text:c="6"/>7</text:p>
      <text:p text:style-name="P5">Related works<text:tab/><text:tab/><text:tab/><text:tab/><text:tab/><text:tab/><text:tab/><text:tab/><text:tab/><text:tab/> <text:s text:c="6"/>7</text:p>
      <text:p text:style-name="P5"/>
      <text:p text:style-name="P2"><text:span text:style-name="T1">METHODOLOGY<text:tab/><text:tab/><text:tab/><text:tab/><text:tab/><text:tab/><text:tab/><text:tab/><text:tab/><text:tab/></text:span><text:span text:style-name="T2"> <text:s text:c="6"/></text:span><text:span text:style-name="T1">9</text:span></text:p>
      <text:p text:style-name="P3"/>
      <text:p text:style-name="P2"><text:span text:style-name="T1">RESULTS AND DISCUSSION<text:tab/><text:tab/><text:tab/><text:tab/><text:tab/><text:tab/><text:tab/><text:tab/></text:span><text:span text:style-name="T2"> <text:s text:c="6"/></text:span><text:span text:style-name="T1">16</text:span></text:p>
      <text:p text:style-name="P4"/>
      <text:p text:style-name="P2"><text:span text:style-name="T1">CONCLUSION AND FUTURE WORK<text:tab/><text:tab/><text:tab/><text:tab/><text:tab/><text:tab/><text:tab/></text:span><text:span text:style-name="T2"> <text:s text:c="6"/></text:span><text:span text:style-name="T1">19</text:span></text:p>
      <text:p text:style-name="P4"/>
      <text:p text:style-name="P2"><text:span text:style-name="T1">REFERENCES<text:tab/><text:tab/><text:tab/><text:tab/><text:tab/><text:tab/><text:tab/><text:tab/><text:tab/><text:tab/></text:span><text:span text:style-name="T2"> <text:s text:c="6"/></text:span><text:span text:style-name="T1">20</text:span></text:p>
      <text:p text:style-name="P1"/>
      <text:p text:style-name="P10">APPENDICES<text:tab/><text:tab/><text:tab/><text:tab/><text:tab/><text:tab/><text:tab/><text:tab/><text:tab/><text:tab/> <text:s text:c="6"/><text:tab/> <text:s text:c="6"/>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6a3a" officeooo:paragraph-rsid="001e6a3a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dc:date>2017-06-08T11:34:43.096000000</dc:date>
    <meta:editing-duration>PT2M59S</meta:editing-duration>
    <meta:editing-cycles>2</meta:editing-cycles>
    <meta:document-statistic meta:table-count="0" meta:image-count="0" meta:object-count="0" meta:page-count="1" meta:paragraph-count="27" meta:word-count="92" meta:character-count="900" meta:non-whitespace-character-count="444"/>
  </office:meta>
</office:document-meta>
</file>